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3.657cm" fo:min-width="12.0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554cm" fo:min-width="14.114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5.767cm" fo:min-width="14.725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cfe7f5" draw:textarea-horizontal-align="justify" draw:textarea-vertical-align="middle" draw:auto-grow-height="false" fo:min-height="0.475cm" fo:min-width="3.708cm"/>
    </style:style>
    <style:style style:name="gr11" style:family="graphic" style:parent-style-name="standard">
      <style:graphic-properties draw:fill-color="#cfe7f5" draw:textarea-horizontal-align="justify" draw:textarea-vertical-align="middle" draw:auto-grow-height="false" fo:min-height="0.475cm" fo:min-width="3.707cm"/>
    </style:style>
    <style:style style:name="gr12" style:family="graphic" style:parent-style-name="standard">
      <style:graphic-properties draw:fill-color="#cfe7f5" draw:textarea-horizontal-align="justify" draw:textarea-vertical-align="middle" draw:auto-grow-height="false" fo:min-height="0.475cm" fo:min-width="4.342cm"/>
    </style:style>
    <style:style style:name="gr13" style:family="graphic" style:parent-style-name="standard">
      <style:graphic-properties draw:stroke="none" svg:stroke-color="#000000" draw:fill="none" draw:fill-color="#ffffff" fo:min-height="0.62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gr15" style:family="graphic" style:parent-style-name="standard">
      <style:graphic-properties draw:fill-color="#ffcccc" draw:textarea-horizontal-align="justify" draw:textarea-vertical-align="middle" draw:auto-grow-height="false" fo:min-height="0.543cm" fo:min-width="3.39cm"/>
    </style:style>
    <style:style style:name="gr16" style:family="graphic" style:parent-style-name="standard">
      <style:graphic-properties draw:fill="solid" draw:fill-color="#ffff99" draw:textarea-horizontal-align="justify" draw:textarea-vertical-align="middle" draw:auto-grow-height="false" fo:min-height="0.543cm" fo:min-width="3.151cm"/>
    </style:style>
    <style:style style:name="gr17" style:family="graphic" style:parent-style-name="standard">
      <style:graphic-properties draw:fill-color="#99ccff" draw:textarea-horizontal-align="justify" draw:textarea-vertical-align="top" draw:auto-grow-height="false" fo:min-height="14.578cm" fo:min-width="12.106cm"/>
    </style:style>
    <style:style style:name="gr18" style:family="graphic" style:parent-style-name="standard">
      <style:graphic-properties draw:fill-color="#99ccff" draw:textarea-horizontal-align="justify" draw:textarea-vertical-align="top" draw:auto-grow-height="false" fo:min-height="1.757cm" fo:min-width="4.137cm"/>
    </style:style>
    <style:style style:name="gr19" style:family="graphic" style:parent-style-name="standard">
      <style:graphic-properties draw:fill-color="#ffcccc" draw:textarea-horizontal-align="justify" draw:textarea-vertical-align="middle" draw:auto-grow-height="false" fo:min-height="0.543cm" fo:min-width="2.832cm"/>
    </style:style>
    <style:style style:name="gr20" style:family="graphic" style:parent-style-name="standard">
      <style:graphic-properties draw:fill-color="#cfe7f5" draw:textarea-horizontal-align="justify" draw:textarea-vertical-align="middle" draw:auto-grow-height="false" fo:min-height="0.475cm" fo:min-width="3.787cm"/>
    </style:style>
    <style:style style:name="gr21" style:family="graphic" style:parent-style-name="standard">
      <style:graphic-properties draw:fill-color="#cfe7f5" draw:textarea-horizontal-align="justify" draw:textarea-vertical-align="middle" draw:auto-grow-height="false" fo:min-height="0.475cm" fo:min-width="3.549cm"/>
    </style:style>
    <style:style style:name="gr22" style:family="graphic" style:parent-style-name="standard">
      <style:graphic-properties draw:fill-color="#cfe7f5" draw:textarea-horizontal-align="justify" draw:textarea-vertical-align="middle" draw:auto-grow-height="false" fo:min-height="0.475cm" fo:min-width="3.311cm"/>
    </style:style>
    <style:style style:name="gr23" style:family="graphic" style:parent-style-name="standard">
      <style:graphic-properties draw:fill-color="#99ccff" draw:textarea-horizontal-align="justify" draw:textarea-vertical-align="top" draw:auto-grow-height="false" fo:min-height="3.188cm" fo:min-width="12.146cm"/>
    </style:style>
    <style:style style:name="gr24" style:family="graphic" style:parent-style-name="standard">
      <style:graphic-properties draw:fill-color="#99ccff" draw:textarea-horizontal-align="justify" draw:textarea-vertical-align="top" draw:auto-grow-height="false" fo:min-height="1.757cm" fo:min-width="5.248cm"/>
    </style:style>
    <style:style style:name="gr25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26" style:family="graphic" style:parent-style-name="standard">
      <style:graphic-properties draw:fill-color="#99ccff" draw:textarea-horizontal-align="justify" draw:textarea-vertical-align="top" draw:auto-grow-height="false" fo:min-height="12.502cm" fo:min-width="15.616cm"/>
    </style:style>
    <style:style style:name="gr27" style:family="graphic" style:parent-style-name="standard">
      <style:graphic-properties draw:fill-color="#99ccff" draw:textarea-horizontal-align="justify" draw:textarea-vertical-align="top" draw:auto-grow-height="false" fo:min-height="1.519cm" fo:min-width="4.073cm"/>
    </style:style>
    <style:style style:name="gr28" style:family="graphic" style:parent-style-name="standard">
      <style:graphic-properties draw:fill-color="#99ccff" draw:textarea-horizontal-align="justify" draw:textarea-vertical-align="top" draw:auto-grow-height="false" fo:min-height="1.899cm" fo:min-width="5.649cm"/>
    </style:style>
    <style:style style:name="gr29" style:family="graphic" style:parent-style-name="standard">
      <style:graphic-properties draw:fill-color="#99ccff" draw:textarea-horizontal-align="justify" draw:textarea-vertical-align="top" draw:auto-grow-height="false" fo:min-height="1.899cm" fo:min-width="6.512cm"/>
    </style:style>
    <style:style style:name="gr30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31" style:family="graphic" style:parent-style-name="standard">
      <style:graphic-properties draw:fill-color="#cfe7f5" draw:textarea-horizontal-align="justify" draw:textarea-vertical-align="middle" draw:auto-grow-height="false" fo:min-height="0.475cm" fo:min-width="3.867cm"/>
    </style:style>
    <style:style style:name="gr32" style:family="graphic" style:parent-style-name="standard">
      <style:graphic-properties draw:fill-color="#99ccff" draw:textarea-horizontal-align="justify" draw:textarea-vertical-align="top" draw:auto-grow-height="false" fo:min-height="2.042cm" fo:min-width="9.73cm"/>
    </style:style>
    <style:style style:name="gr33" style:family="graphic" style:parent-style-name="standard">
      <style:graphic-properties draw:fill-color="#99ccff" draw:textarea-horizontal-align="justify" draw:textarea-vertical-align="top" draw:auto-grow-height="false" fo:min-height="7.056cm" fo:min-width="8.712cm"/>
    </style:style>
    <style:style style:name="gr34" style:family="graphic" style:parent-style-name="standard">
      <style:graphic-properties draw:fill-color="#99ccff" draw:textarea-horizontal-align="justify" draw:textarea-vertical-align="top" draw:auto-grow-height="false" fo:min-height="3.906cm" fo:min-width="16.197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0.475cm" fo:min-width="3.756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loext:graphic-properties draw:fill="none" draw:fill-color="#ffffff"/>
      <style:text-properties fo:font-size="8pt" style:font-size-asian="18pt" style:font-size-complex="18pt"/>
    </style:style>
    <style:style style:name="P13" style:family="paragraph">
      <loext:graphic-properties draw:fill="solid" draw:fill-color="#ffff99"/>
      <style:paragraph-properties fo:text-align="center"/>
      <style:text-properties style:font-name="Arial" fo:font-size="10pt"/>
    </style:style>
    <style:style style:name="P14" style:family="paragraph">
      <loext:graphic-properties draw:fill-color="#99ccff"/>
      <style:paragraph-properties fo:text-align="center" style:writing-mode="lr-tb"/>
      <style:text-properties fo:font-size="10pt" style:font-size-asian="18pt" style:font-size-complex="18pt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font-size="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6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WtPLSQL and Results Storage" draw:style-name="dp1" draw:master-page-name="Default">
        <draw:custom-shape draw:style-name="gr1" draw:text-style-name="P2" draw:layer="layout" svg:width="13.018cm" svg:height="4.329cm" svg:x="6.873cm" svg:y="10.641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6.43cm" svg:x="2.852cm" svg:y="3.41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169cm 4.177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137cm" svg:y1="4.603cm" svg:x2="8.249cm" svg:y2="5.608cm" draw:start-shape="id1" draw:start-glue-point="1" draw:end-shape="id2" svg:d="M7137 4603l1112 1005" svg:viewBox="0 0 1113 1006">
          <text:p/>
        </draw:connector>
        <draw:custom-shape draw:style-name="gr5" draw:text-style-name="P5" xml:id="id3" draw:id="id3" draw:layer="layout" svg:width="4.762cm" svg:height="0.793cm" svg:x="13.012cm" svg:y="4.212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249cm 5.207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217cm" svg:y1="5.633cm" svg:x2="13.012cm" svg:y2="4.608cm" draw:start-shape="id2" draw:end-shape="id3" svg:d="M12217 5633l795-1025" svg:viewBox="0 0 796 1026">
          <text:p/>
        </draw:connector>
        <draw:connector draw:style-name="gr4" draw:text-style-name="P4" draw:layer="layout" draw:type="line" svg:x1="5.471cm" svg:y1="8.723cm" svg:x2="8.647cm" svg:y2="12.225cm" draw:start-shape="id4" draw:start-glue-point="2" draw:end-shape="id5" svg:d="M5471 8723l3176 3502" svg:viewBox="0 0 3177 3503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47cm 11.82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471cm" svg:y1="8.723cm" svg:x2="3.46cm" svg:y2="14.154cm" draw:start-shape="id4" draw:start-glue-point="2" draw:end-shape="id6" draw:end-glue-point="0" svg:d="M5471 8723l-2011 5431" svg:viewBox="0 0 2012 5432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143cm 12.90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1.593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111cm" svg:y1="13.332cm" svg:x2="16.24cm" svg:y2="12.228cm" draw:start-shape="id7" draw:end-shape="id8" draw:end-glue-point="6" svg:d="M12111 13332l4129-1104" svg:viewBox="0 0 4130 1105">
          <text:p/>
        </draw:connector>
        <draw:custom-shape draw:style-name="gr7" draw:text-style-name="P8" draw:layer="layout" svg:width="15.875cm" svg:height="6.667cm" svg:x="4.016cm" svg:y="15.605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7.667cm 13.824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635cm" svg:y1="14.25cm" svg:x2="14.653cm" svg:y2="13.937cm" draw:start-shape="id9" draw:start-glue-point="1" draw:end-shape="id10" draw:end-glue-point="3" svg:d="M11635 14250l3018-313" svg:viewBox="0 0 3019 314">
          <text:p/>
        </draw:connector>
        <draw:custom-shape draw:style-name="gr8" draw:text-style-name="P9" xml:id="id6" draw:id="id6" draw:layer="layout" svg:width="3.968cm" svg:height="0.803cm" draw:transform="skewX (-0.00628318530717958) rotate (-0.00628318530718033) translate (1.476cm 14.142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46cm" svg:y1="14.957cm" svg:x2="6.801cm" svg:y2="18.089cm" draw:start-shape="id6" draw:start-glue-point="2" draw:end-shape="id11" draw:end-glue-point="0" svg:d="M3460 14957l3341 3132" svg:viewBox="0 0 3342 3133">
          <text:p/>
        </draw:connector>
        <draw:connector draw:style-name="gr4" draw:text-style-name="P4" draw:layer="layout" draw:type="line" svg:x1="3.46cm" svg:y1="14.957cm" svg:x2="6.484cm" svg:y2="19.291cm" draw:start-shape="id6" draw:start-glue-point="2" draw:end-shape="id12" draw:end-glue-point="0" svg:d="M3460 14957l3024 4334" svg:viewBox="0 0 3025 4335">
          <text:p/>
        </draw:connector>
        <draw:connector draw:style-name="gr4" draw:text-style-name="P4" draw:layer="layout" draw:type="line" svg:x1="3.46cm" svg:y1="14.957cm" svg:x2="6.159cm" svg:y2="20.504cm" draw:start-shape="id6" draw:start-glue-point="2" draw:end-shape="id13" draw:end-glue-point="0" svg:d="M3460 14957l2699 5547" svg:viewBox="0 0 2700 5548">
          <text:p/>
        </draw:connector>
        <draw:connector draw:style-name="gr4" draw:text-style-name="P4" draw:layer="layout" draw:type="line" svg:x1="12.985cm" svg:y1="21.176cm" svg:x2="9.651cm" svg:y2="14.639cm" draw:start-shape="id14" draw:start-glue-point="0" draw:end-shape="id9" draw:end-glue-point="2" svg:d="M12985 21176l-3334-6537" svg:viewBox="0 0 3335 6538">
          <text:p/>
        </draw:connector>
        <draw:connector draw:style-name="gr4" draw:text-style-name="P4" draw:layer="layout" draw:type="line" svg:x1="8.468cm" svg:y1="19.705cm" svg:x2="10.525cm" svg:y2="21.562cm" draw:start-shape="id12" draw:end-shape="id14" draw:end-glue-point="3" svg:d="M8468 19705l2057 1857" svg:viewBox="0 0 2058 1858">
          <text:p/>
        </draw:connector>
        <draw:connector draw:style-name="gr4" draw:text-style-name="P4" draw:layer="layout" draw:type="line" svg:x1="8.143cm" svg:y1="20.918cm" svg:x2="10.525cm" svg:y2="21.562cm" draw:start-shape="id13" draw:end-shape="id14" draw:end-glue-point="3" svg:d="M8143 20918l2382 644" svg:viewBox="0 0 2383 645">
          <text:p/>
        </draw:connector>
        <draw:custom-shape draw:style-name="gr5" draw:text-style-name="P5" xml:id="id10" draw:id="id10" draw:layer="layout" svg:width="4.762cm" svg:height="0.793cm" svg:x="14.653cm" svg:y="13.541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111cm" svg:y1="13.332cm" svg:x2="14.653cm" svg:y2="13.937cm" draw:start-shape="id7" draw:start-glue-point="1" draw:end-shape="id10" draw:end-glue-point="3" svg:d="M12111 13332l2542 605" svg:viewBox="0 0 2543 606">
          <text:p/>
        </draw:connector>
        <draw:connector draw:style-name="gr4" draw:text-style-name="P4" draw:layer="layout" draw:type="line" svg:x1="12.615cm" svg:y1="12.25cm" svg:x2="14.653cm" svg:y2="13.937cm" draw:start-shape="id5" draw:start-glue-point="1" draw:end-shape="id10" draw:end-glue-point="3" svg:d="M12615 12250l2038 1687" svg:viewBox="0 0 2039 1688">
          <text:p/>
        </draw:connector>
        <draw:connector draw:style-name="gr4" draw:text-style-name="P4" draw:layer="layout" draw:type="line" svg:x1="5.471cm" svg:y1="8.723cm" svg:x2="8.143cm" svg:y2="13.307cm" draw:start-shape="id4" draw:start-glue-point="2" draw:end-shape="id7" draw:end-glue-point="3" svg:d="M5471 8723l2672 4584" svg:viewBox="0 0 2673 4585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3.487cm 7.908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153cm" svg:y1="4.992cm" svg:x2="5.471cm" svg:y2="7.92cm" draw:start-shape="id1" draw:start-glue-point="2" draw:end-shape="id4" svg:d="M5153 4992l318 2928" svg:viewBox="0 0 319 2929">
          <text:p/>
        </draw:connector>
        <draw:connector draw:style-name="gr4" draw:text-style-name="P4" draw:layer="layout" draw:type="line" svg:x1="7.137cm" svg:y1="4.603cm" svg:x2="13.012cm" svg:y2="4.608cm" draw:start-shape="id1" draw:start-glue-point="1" draw:end-shape="id3" draw:end-glue-point="3" svg:d="M7137 4603l5875 5" svg:viewBox="0 0 5876 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6" draw:text-style-name="P6" xml:id="id18" draw:id="id18" draw:layer="layout" svg:width="4.445cm" svg:height="1.27cm" svg:x="14.652cm" svg:y="7.783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xml:id="id15" draw:id="id15" draw:layer="layout" svg:width="4.286cm" svg:height="0.803cm" draw:transform="skewX (-0.00628318530717958) rotate (-0.00628318530718033) translate (8.594cm 6.513cm)">
          <text:p text:style-name="P1"><text:span text:style-name="T1">check_runner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594cm" svg:y2="6.914cm" draw:start-shape="id4" draw:end-shape="id15" svg:d="M7455 8334l1139-1420" svg:viewBox="0 0 1140 1421">
          <text:p/>
        </draw:connector>
        <draw:custom-shape draw:style-name="gr11" draw:text-style-name="P3" xml:id="id16" draw:id="id16" draw:layer="layout" svg:width="4.285cm" svg:height="0.803cm" draw:transform="skewX (-0.00628318530717958) rotate (-0.00628318530718033) translate (8.62cm 7.588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7.989cm" draw:start-shape="id4" draw:start-glue-point="1" draw:end-shape="id16" svg:d="M7455 8334l1165-345" svg:viewBox="0 0 1166 346">
          <text:p/>
        </draw:connector>
        <draw:custom-shape draw:style-name="gr11" draw:text-style-name="P3" xml:id="id17" draw:id="id17" draw:layer="layout" svg:width="4.285cm" svg:height="0.803cm" draw:transform="skewX (-0.00628318530717958) rotate (-0.00628318530718033) translate (8.62cm 8.671cm)">
          <text:p text:style-name="P1"><text:span text:style-name="T1">insert_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455cm" svg:y1="8.334cm" svg:x2="8.62cm" svg:y2="9.072cm" draw:start-shape="id4" draw:end-shape="id17" svg:d="M7455 8334l1165 738" svg:viewBox="0 0 1166 739">
          <text:p/>
        </draw:connector>
        <draw:connector draw:style-name="gr4" draw:text-style-name="P4" draw:layer="layout" draw:type="line" svg:x1="12.905cm" svg:y1="9.099cm" svg:x2="14.652cm" svg:y2="8.418cm" draw:start-shape="id17" draw:start-glue-point="1" draw:end-shape="id18" svg:d="M12905 9099l1747-681" svg:viewBox="0 0 1748 682">
          <text:p/>
        </draw:connector>
        <draw:custom-shape draw:style-name="gr12" draw:text-style-name="P3" xml:id="id14" draw:id="id14" draw:layer="layout" svg:width="4.92cm" svg:height="0.803cm" draw:transform="skewX (-0.00628318530717958) rotate (-0.00628318530718033) translate (10.525cm 21.161cm)">
          <text:p text:style-name="P1"><text:span text:style-name="T1">process_assetio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85cm" svg:y1="18.503cm" svg:x2="10.525cm" svg:y2="21.562cm" draw:start-shape="id11" draw:start-glue-point="1" draw:end-shape="id14" draw:end-glue-point="3" svg:d="M8785 18503l1740 3059" svg:viewBox="0 0 1741 3060">
          <text:p/>
        </draw:connector>
        <draw:frame draw:style-name="gr13" draw:text-style-name="P12" draw:layer="layout" svg:width="8.889cm" svg:height="0.877cm" svg:x="2.272cm" svg:y="25.751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14" draw:text-style-name="P8" draw:layer="layout" svg:width="5.78cm" svg:height="2.381cm" svg:x="4.903cm" svg:y="22.749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9" draw:id="id19" draw:layer="layout" svg:width="3.968cm" svg:height="0.803cm" draw:transform="skewX (-0.00628318530717958) rotate (-0.00628318530718033) translate (5.886cm 23.86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979cm" svg:x2="9.854cm" svg:y2="24.286cm" draw:start-shape="id14" draw:start-glue-point="2" draw:end-shape="id19" draw:end-glue-point="1" svg:d="M12985 21979l-3131 2307" svg:viewBox="0 0 3132 2308">
          <text:p/>
        </draw:connector>
        <draw:custom-shape draw:style-name="gr15" draw:text-style-name="P5" xml:id="id20" draw:id="id20" draw:layer="layout" svg:width="3.89cm" svg:height="0.793cm" svg:x="14.637cm" svg:y="16.902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4.817cm 18.077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4.5cm 19.27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4.175cm 20.492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85cm" svg:y1="21.176cm" svg:x2="14.637cm" svg:y2="17.298cm" draw:start-shape="id14" draw:start-glue-point="0" draw:end-shape="id20" draw:end-glue-point="3" svg:d="M12985 21176l1652-3878" svg:viewBox="0 0 1653 3879">
          <text:p/>
        </draw:connector>
        <draw:custom-shape draw:style-name="gr15" draw:text-style-name="P5" xml:id="id21" draw:id="id21" draw:layer="layout" svg:width="3.89cm" svg:height="0.793cm" svg:x="15.034cm" svg:y="17.695cm">
          <text:p text:style-name="P1"><text:span text:style-name="T2">g_testcase 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034cm" svg:y2="18.091cm" draw:start-shape="id14" draw:start-glue-point="0" draw:end-shape="id21" draw:end-glue-point="3" svg:d="M12985 21176l2049-3085" svg:viewBox="0 0 2050 3086">
          <text:p/>
        </draw:connector>
        <draw:connector draw:style-name="gr4" draw:text-style-name="P4" draw:layer="layout" draw:type="line" svg:x1="8.785cm" svg:y1="18.503cm" svg:x2="14.637cm" svg:y2="17.298cm" draw:start-shape="id11" draw:end-shape="id20" draw:end-glue-point="3" svg:d="M8785 18503l5852-1205" svg:viewBox="0 0 5853 1206">
          <text:p/>
        </draw:connector>
        <draw:connector draw:style-name="gr4" draw:text-style-name="P4" draw:layer="layout" draw:type="line" svg:x1="8.468cm" svg:y1="19.705cm" svg:x2="14.637cm" svg:y2="17.298cm" draw:start-shape="id12" draw:end-shape="id20" draw:end-glue-point="3" svg:d="M8468 19705l6169-2407" svg:viewBox="0 0 6170 2408">
          <text:p/>
        </draw:connector>
        <draw:connector draw:style-name="gr4" draw:text-style-name="P4" draw:layer="layout" draw:type="line" svg:x1="8.143cm" svg:y1="20.918cm" svg:x2="14.637cm" svg:y2="17.298cm" draw:start-shape="id13" draw:start-glue-point="1" draw:end-shape="id20" draw:end-glue-point="3" svg:d="M8143 20918l6494-3620" svg:viewBox="0 0 6495 3621">
          <text:p/>
        </draw:connector>
        <draw:custom-shape draw:style-name="gr16" draw:text-style-name="P13" xml:id="id22" draw:id="id22" draw:layer="layout" svg:width="3.651cm" svg:height="0.793cm" svg:x="15.829cm" svg:y="19.256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23" draw:id="id23" draw:layer="layout" svg:width="3.651cm" svg:height="0.793cm" svg:x="16.147cm" svg:y="20.051cm">
          <text:p text:style-name="P1"><text:span text:style-name="T2">C_FAIL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829cm" svg:y2="19.652cm" draw:start-shape="id14" draw:start-glue-point="0" draw:end-shape="id22" draw:end-glue-point="3" svg:d="M12985 21176l2844-1524" svg:viewBox="0 0 2845 1525">
          <text:p/>
        </draw:connector>
        <draw:connector draw:style-name="gr4" draw:text-style-name="P4" draw:layer="layout" draw:type="line" svg:x1="12.985cm" svg:y1="21.176cm" svg:x2="16.147cm" svg:y2="20.447cm" draw:start-shape="id14" draw:start-glue-point="0" draw:end-shape="id23" svg:d="M12985 21176l3162-729" svg:viewBox="0 0 3163 730">
          <text:p/>
        </draw:connector>
        <draw:custom-shape draw:style-name="gr15" draw:text-style-name="P5" xml:id="id24" draw:id="id24" draw:layer="layout" svg:width="3.89cm" svg:height="0.793cm" svg:x="15.366cm" svg:y="18.488cm">
          <text:p text:style-name="P1"><text:span text:style-name="T2">g_raise_exception</text:span></text:p>
          <text:p text:style-name="P1"><text:span text:style-name="T2">variabl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85cm" svg:y1="21.176cm" svg:x2="15.366cm" svg:y2="18.884cm" draw:start-shape="id14" draw:start-glue-point="0" draw:end-shape="id24" draw:end-glue-point="3" svg:d="M12985 21176l2381-2292" svg:viewBox="0 0 2382 2293">
          <text:p/>
        </draw:connector>
      </draw:page>
      <draw:page draw:name="Profiler Initialize and Finalize" draw:style-name="dp1" draw:master-page-name="Default">
        <draw:custom-shape draw:style-name="gr17" draw:text-style-name="P2" draw:layer="layout" svg:width="13.97cm" svg:height="16.192cm" svg:x="5.445cm" svg:y="6.55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4.853cm" svg:height="2.223cm" svg:x="1.385cm" svg:y="4.492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5" draw:id="id25" draw:layer="layout" svg:width="3.968cm" svg:height="0.803cm" draw:transform="skewX (-0.00628318530717958) rotate (-0.00628318530718033) translate (1.635cm 5.604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6.419cm" svg:x2="5.921cm" svg:y2="17.117cm" draw:start-shape="id25" draw:start-glue-point="2" draw:end-shape="id26" svg:d="M3619 6419l2302 10698" svg:viewBox="0 0 2303 10699">
          <text:p/>
        </draw:connector>
        <draw:custom-shape draw:style-name="gr3" draw:text-style-name="P3" xml:id="id26" draw:id="id26" draw:layer="layout" svg:width="3.968cm" svg:height="0.803cm" draw:transform="skewX (-0.00628318530717958) rotate (-0.00628318530718033) translate (5.921cm 16.716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7" draw:id="id27" draw:layer="layout" svg:width="3.968cm" svg:height="0.803cm" draw:transform="skewX (-0.00628318530717958) rotate (-0.00628318530718033) translate (6.042cm 10.367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6.419cm" svg:x2="6.042cm" svg:y2="10.768cm" draw:start-shape="id25" draw:start-glue-point="2" draw:end-shape="id27" draw:end-glue-point="3" svg:d="M3619 6419l2423 4349" svg:viewBox="0 0 2424 4350">
          <text:p/>
        </draw:connector>
        <draw:custom-shape draw:style-name="gr6" draw:text-style-name="P6" xml:id="id29" draw:id="id29" draw:layer="layout" svg:width="4.445cm" svg:height="1.27cm" svg:x="15.691cm" svg:y="20.05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91cm" svg:y2="20.685cm" draw:start-shape="id28" draw:end-shape="id29" draw:end-glue-point="6" svg:d="M11637 20318l4054 367" svg:viewBox="0 0 4055 368">
          <text:p/>
        </draw:connector>
        <draw:custom-shape draw:style-name="gr6" draw:text-style-name="P6" xml:id="id30" draw:id="id30" draw:layer="layout" svg:width="4.445cm" svg:height="1.27cm" svg:x="15.689cm" svg:y="18.78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9.415cm" draw:start-shape="id28" draw:end-shape="id30" draw:end-glue-point="6" svg:d="M11637 20318l4052-903" svg:viewBox="0 0 4053 904">
          <text:p/>
        </draw:connector>
        <draw:custom-shape draw:style-name="gr6" draw:text-style-name="P6" xml:id="id31" draw:id="id31" draw:layer="layout" svg:width="4.445cm" svg:height="1.27cm" svg:x="15.689cm" svg:y="17.51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89cm" svg:y2="18.145cm" draw:start-shape="id28" draw:end-shape="id31" draw:end-glue-point="6" svg:d="M11637 20318l4052-2173" svg:viewBox="0 0 4053 2174">
          <text:p/>
        </draw:connector>
        <draw:custom-shape draw:style-name="gr6" draw:text-style-name="P6" xml:id="id32" draw:id="id32" draw:layer="layout" svg:width="4.445cm" svg:height="1.27cm" svg:x="15.605cm" svg:y="16.24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7cm" svg:y1="20.318cm" svg:x2="15.605cm" svg:y2="16.875cm" draw:start-shape="id28" draw:end-shape="id32" draw:end-glue-point="6" svg:d="M11637 20318l3968-3443" svg:viewBox="0 0 3969 3444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onnector draw:style-name="gr4" draw:text-style-name="P4" draw:layer="layout" draw:type="line" svg:x1="8.026cm" svg:y1="10.379cm" svg:x2="13.065cm" svg:y2="8.812cm" draw:start-shape="id27" draw:start-glue-point="0" draw:end-shape="id33" svg:d="M8026 10379l5039-1567" svg:viewBox="0 0 5040 1568">
          <text:p/>
        </draw:connector>
        <draw:custom-shape draw:style-name="gr3" draw:text-style-name="P3" xml:id="id33" draw:id="id33" draw:layer="layout" svg:width="3.968cm" svg:height="0.803cm" draw:transform="skewX (-0.00628318530717958) rotate (-0.00628318530718033) translate (13.065cm 8.411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xml:id="id34" draw:id="id34" draw:layer="layout" svg:width="3.332cm" svg:height="0.793cm" svg:x="14.654cm" svg:y="10.44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5.049cm" svg:y1="9.226cm" svg:x2="16.32cm" svg:y2="10.441cm" draw:start-shape="id33" draw:start-glue-point="2" draw:end-shape="id34" draw:end-glue-point="0" svg:d="M15049 9226l1271 1215" svg:viewBox="0 0 1272 1216">
          <text:p/>
        </draw:connector>
        <draw:connector draw:style-name="gr4" draw:text-style-name="P4" draw:layer="layout" draw:type="line" svg:x1="9.889cm" svg:y1="17.142cm" svg:x2="14.654cm" svg:y2="10.837cm" draw:start-shape="id26" draw:start-glue-point="1" draw:end-shape="id34" draw:end-glue-point="3" svg:d="M9889 17142l4765-6305" svg:viewBox="0 0 4766 6306">
          <text:p/>
        </draw:connector>
        <draw:connector draw:style-name="gr4" draw:text-style-name="P4" draw:layer="layout" draw:type="line" svg:x1="10.01cm" svg:y1="10.793cm" svg:x2="14.654cm" svg:y2="10.837cm" draw:start-shape="id27" draw:start-glue-point="1" draw:end-shape="id34" draw:end-glue-point="3" svg:d="M10010 10793l4644 44" svg:viewBox="0 0 4645 45">
          <text:p/>
        </draw:connector>
        <draw:connector draw:style-name="gr4" draw:text-style-name="P4" draw:layer="layout" draw:type="line" svg:x1="8.026cm" svg:y1="11.182cm" svg:x2="8.738cm" svg:y2="14.349cm" draw:start-shape="id27" draw:start-glue-point="2" draw:end-shape="id35" draw:end-glue-point="0" svg:d="M8026 11182l712 3167" svg:viewBox="0 0 713 3168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8.026cm" svg:y1="11.182cm" svg:x2="3.143cm" svg:y2="13.077cm" draw:start-shape="id27" draw:start-glue-point="2" draw:end-shape="id36" draw:end-glue-point="0" svg:d="M8026 11182l-4883 1895" svg:viewBox="0 0 4884 1896">
          <text:p/>
        </draw:connector>
        <draw:connector draw:style-name="gr4" draw:text-style-name="P4" draw:layer="layout" draw:type="line" svg:x1="7.905cm" svg:y1="16.728cm" svg:x2="3.143cm" svg:y2="13.88cm" draw:start-shape="id26" draw:start-glue-point="0" draw:end-shape="id36" draw:end-glue-point="2" svg:d="M7905 16728l-4762-2848" svg:viewBox="0 0 4763 2849">
          <text:p/>
        </draw:connector>
        <draw:connector draw:style-name="gr4" draw:text-style-name="P4" draw:layer="layout" draw:type="line" svg:x1="7.905cm" svg:y1="16.728cm" svg:x2="8.738cm" svg:y2="15.152cm" draw:start-shape="id26" draw:start-glue-point="0" draw:end-shape="id35" draw:end-glue-point="2" svg:d="M7905 16728l833-1576" svg:viewBox="0 0 834 1577">
          <text:p/>
        </draw:connector>
        <draw:custom-shape draw:style-name="gr20" draw:text-style-name="P3" xml:id="id35" draw:id="id35" draw:layer="layout" svg:width="4.365cm" svg:height="0.803cm" draw:transform="skewX (-0.00628318530717958) rotate (-0.00628318530718033) translate (6.556cm 14.335cm)">
          <text:p text:style-name="P1"><text:span text:style-name="T1">reset_g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5cm" svg:y1="17.531cm" svg:x2="9.573cm" svg:y2="19.904cm" draw:start-shape="id26" draw:start-glue-point="2" draw:end-shape="id28" draw:end-glue-point="0" svg:d="M7905 17531l1668 2373" svg:viewBox="0 0 1669 2374">
          <text:p/>
        </draw:connector>
        <draw:connector draw:style-name="gr4" draw:text-style-name="P4" draw:layer="layout" draw:type="line" svg:x1="7.905cm" svg:y1="17.531cm" svg:x2="9.533cm" svg:y2="18.6cm" draw:start-shape="id26" draw:start-glue-point="2" draw:end-shape="id37" draw:end-glue-point="0" svg:d="M7905 17531l1628 1069" svg:viewBox="0 0 1629 1070">
          <text:p/>
        </draw:connector>
        <draw:connector draw:style-name="gr4" draw:text-style-name="P4" draw:layer="layout" draw:type="line" svg:x1="10.921cm" svg:y1="14.763cm" svg:x2="14.654cm" svg:y2="10.837cm" draw:start-shape="id35" draw:end-shape="id34" svg:d="M10921 14763l3733-3926" svg:viewBox="0 0 3734 3927">
          <text:p/>
        </draw:connector>
        <draw:custom-shape draw:style-name="gr3" draw:text-style-name="P3" xml:id="id36" draw:id="id36" draw:layer="layout" svg:width="3.968cm" svg:height="0.803cm" draw:transform="skewX (-0.00628318530717958) rotate (-0.00628318530718033) translate (1.159cm 13.06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38" draw:id="id38" draw:layer="layout" svg:width="4.445cm" svg:height="1.27cm" svg:x="15.605cm" svg:y="13.7cm">
          <text:p text:style-name="P1"><text:span text:style-name="T3">ALL_SOURC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9.533cm" svg:y1="18.6cm" svg:x2="14.654cm" svg:y2="10.837cm" draw:start-shape="id37" draw:start-glue-point="0" draw:end-shape="id34" draw:end-glue-point="3" svg:d="M9533 18600l5121-7763" svg:viewBox="0 0 5122 7764">
          <text:p/>
        </draw:connector>
        <draw:connector draw:style-name="gr4" draw:text-style-name="P4" draw:layer="layout" draw:type="line" svg:x1="11.478cm" svg:y1="19.013cm" svg:x2="15.605cm" svg:y2="14.335cm" draw:start-shape="id37" draw:end-shape="id38" draw:end-glue-point="6" svg:d="M11478 19013l4127-4678" svg:viewBox="0 0 4128 4679">
          <text:p/>
        </draw:connector>
        <draw:custom-shape draw:style-name="gr11" draw:text-style-name="P3" xml:id="id40" draw:id="id40" draw:layer="layout" svg:width="4.285cm" svg:height="0.803cm" draw:transform="skewX (-0.00628318530717958) rotate (-0.00628318530718033) translate (7.511cm 21.32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478cm" svg:y1="19.013cm" svg:x2="15.605cm" svg:y2="16.875cm" draw:start-shape="id37" draw:end-shape="id32" svg:d="M11478 19013l4127-2138" svg:viewBox="0 0 4128 2139">
          <text:p/>
        </draw:connector>
        <draw:connector draw:style-name="gr4" draw:text-style-name="P4" draw:layer="layout" draw:type="line" svg:x1="8.026cm" svg:y1="11.182cm" svg:x2="9.651cm" svg:y2="12.442cm" draw:start-shape="id27" draw:start-glue-point="2" draw:end-shape="id39" draw:end-glue-point="0" svg:d="M8026 11182l1625 1260" svg:viewBox="0 0 1626 1261">
          <text:p/>
        </draw:connector>
        <draw:custom-shape draw:style-name="gr3" draw:text-style-name="P3" xml:id="id39" draw:id="id39" draw:layer="layout" svg:width="3.968cm" svg:height="0.803cm" draw:transform="skewX (-0.00628318530717958) rotate (-0.00628318530718033) translate (7.667cm 12.43cm)">
          <text:p text:style-name="P1"><text:span text:style-name="T1">trigger_offset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905cm" svg:y1="17.531cm" svg:x2="9.653cm" svg:y2="21.333cm" draw:start-shape="id26" draw:start-glue-point="2" draw:end-shape="id40" draw:end-glue-point="0" svg:d="M7905 17531l1748 3802" svg:viewBox="0 0 1749 3803">
          <text:p/>
        </draw:connector>
        <draw:custom-shape draw:style-name="gr21" draw:text-style-name="P3" xml:id="id28" draw:id="id28" draw:layer="layout" svg:width="4.127cm" svg:height="0.803cm" draw:transform="skewX (-0.00628318530717958) rotate (-0.00628318530718033) translate (7.51cm 19.891cm)">
          <text:p text:style-name="P1"><text:span text:style-name="T1">insert_DBOUT_profile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xml:id="id37" draw:id="id37" draw:layer="layout" svg:width="3.889cm" svg:height="0.803cm" draw:transform="skewX (-0.00628318530717958) rotate (-0.00628318530718033) translate (7.589cm 18.588cm)">
          <text:p text:style-name="P1"><text:span text:style-name="T1">Update_anno_statu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5.605cm" svg:y="14.97cm">
          <text:p text:style-name="P1"><text:span text:style-name="T3">WT_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478cm" svg:y1="19.013cm" svg:x2="15.605cm" svg:y2="15.605cm" draw:start-shape="id37" draw:start-glue-point="1" draw:end-shape="id41" draw:end-glue-point="6" svg:d="M11478 19013l4127-3408" svg:viewBox="0 0 4128 3409">
          <text:p/>
        </draw:connector>
        <draw:connector draw:style-name="gr4" draw:text-style-name="P4" draw:layer="layout" draw:type="line" svg:x1="8.026cm" svg:y1="10.379cm" svg:x2="8.223cm" svg:y2="9.083cm" draw:start-shape="id27" draw:end-shape="id42" svg:d="M8026 10379l197-1296" svg:viewBox="0 0 198 1297">
          <text:p/>
        </draw:connector>
        <draw:custom-shape draw:style-name="gr3" draw:text-style-name="P3" xml:id="id42" draw:id="id42" draw:layer="layout" svg:width="3.968cm" svg:height="0.803cm" draw:transform="skewX (-0.00628318530717958) rotate (-0.00628318530718033) translate (6.239cm 8.268cm)">
          <text:p text:style-name="P1"><text:span text:style-name="T1">get_error_msg 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6cm" svg:y1="21.748cm" svg:x2="15.689cm" svg:y2="18.145cm" draw:start-shape="id40" draw:start-glue-point="1" draw:end-shape="id31" draw:end-glue-point="6" svg:d="M11796 21748l3893-3603" svg:viewBox="0 0 3894 3604">
          <text:p/>
        </draw:connector>
        <draw:connector draw:style-name="gr4" draw:text-style-name="P4" draw:layer="layout" draw:type="line" svg:x1="11.796cm" svg:y1="21.748cm" svg:x2="15.689cm" svg:y2="19.415cm" draw:start-shape="id40" draw:start-glue-point="1" draw:end-shape="id30" draw:end-glue-point="6" svg:d="M11796 21748l3893-2333" svg:viewBox="0 0 3894 2334">
          <text:p/>
        </draw:connector>
        <draw:connector draw:style-name="gr4" draw:text-style-name="P4" draw:layer="layout" draw:type="line" svg:x1="11.796cm" svg:y1="21.748cm" svg:x2="15.691cm" svg:y2="20.685cm" draw:start-shape="id40" draw:start-glue-point="1" draw:end-shape="id29" draw:end-glue-point="6" svg:d="M11796 21748l3895-1063" svg:viewBox="0 0 3896 1064">
          <text:p/>
        </draw:connector>
        <draw:connector draw:style-name="gr4" draw:text-style-name="P4" draw:layer="layout" draw:type="line" svg:x1="11.635cm" svg:y1="12.856cm" svg:x2="15.605cm" svg:y2="14.335cm" draw:start-shape="id39" draw:end-shape="id38" draw:end-glue-point="6" svg:d="M11635 12856l3970 1479" svg:viewBox="0 0 3971 1480">
          <text:p/>
        </draw:connector>
        <draw:connector draw:style-name="gr4" draw:text-style-name="P4" draw:layer="layout" draw:type="line" svg:x1="6.239cm" svg:y1="8.669cm" svg:x2="3.143cm" svg:y2="13.077cm" draw:start-shape="id42" draw:end-shape="id36" draw:end-glue-point="0" svg:d="M6239 8669l-3096 4408" svg:viewBox="0 0 3097 4409">
          <text:p/>
        </draw:connector>
      </draw:page>
      <draw:page draw:name="Profiler and Asserts" draw:style-name="dp1" draw:master-page-name="Default">
        <draw:custom-shape draw:style-name="gr23" draw:text-style-name="P2" draw:layer="layout" svg:width="13.018cm" svg:height="3.81cm" svg:x="6.485cm" svg:y="11.83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" draw:layer="layout" svg:width="5.964cm" svg:height="2.223cm" svg:x="1.703cm" svg:y="6.71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3" draw:id="id43" draw:layer="layout" svg:width="3.968cm" svg:height="0.803cm" draw:transform="skewX (-0.00628318530717958) rotate (-0.00628318530718033) translate (1.953cm 7.82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7cm" svg:y1="8.642cm" svg:x2="3.936cm" svg:y2="14.255cm" draw:start-shape="id43" draw:start-glue-point="2" draw:end-shape="id44" draw:end-glue-point="0" svg:d="M3937 8642l-1 5613" svg:viewBox="0 0 2 5614">
          <text:p/>
        </draw:connector>
        <draw:custom-shape draw:style-name="gr25" draw:text-style-name="P8" draw:layer="layout" svg:width="13.336cm" svg:height="4.763cm" svg:x="6.714cm" svg:y="16.433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8" draw:id="id48" draw:layer="layout" svg:width="3.968cm" svg:height="0.803cm" draw:transform="skewX (-0.00628318530717958) rotate (-0.00628318530718033) translate (7.192cm 14.335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44" draw:id="id44" draw:layer="layout" svg:width="3.968cm" svg:height="0.803cm" draw:transform="skewX (-0.00628318530717958) rotate (-0.00628318530718033) translate (1.952cm 14.243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5" draw:id="id45" draw:layer="layout" svg:width="3.968cm" svg:height="0.803cm" draw:transform="skewX (-0.00628318530717958) rotate (-0.00628318530718033) translate (14.493cm 18.021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6" draw:id="id46" draw:layer="layout" svg:width="3.968cm" svg:height="0.803cm" draw:transform="skewX (-0.00628318530717958) rotate (-0.00628318530718033) translate (10.841cm 18.928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7" draw:id="id47" draw:layer="layout" svg:width="3.968cm" svg:height="0.803cm" draw:transform="skewX (-0.00628318530717958) rotate (-0.00628318530718033) translate (7.508cm 19.939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5.058cm" svg:x2="14.493cm" svg:y2="18.422cm" draw:start-shape="id44" draw:start-glue-point="2" draw:end-shape="id45" draw:end-glue-point="3" svg:d="M3936 15058l10557 3364" svg:viewBox="0 0 10558 3365">
          <text:p/>
        </draw:connector>
        <draw:connector draw:style-name="gr4" draw:text-style-name="P4" draw:layer="layout" draw:type="line" svg:x1="3.936cm" svg:y1="15.058cm" svg:x2="10.841cm" svg:y2="19.329cm" draw:start-shape="id44" draw:start-glue-point="2" draw:end-shape="id46" draw:end-glue-point="3" svg:d="M3936 15058l6905 4271" svg:viewBox="0 0 6906 4272">
          <text:p/>
        </draw:connector>
        <draw:connector draw:style-name="gr4" draw:text-style-name="P4" draw:layer="layout" draw:type="line" svg:x1="3.936cm" svg:y1="15.058cm" svg:x2="7.508cm" svg:y2="20.34cm" draw:start-shape="id44" draw:start-glue-point="2" draw:end-shape="id47" draw:end-glue-point="3" svg:d="M3936 15058l3572 5282" svg:viewBox="0 0 3573 5283">
          <text:p/>
        </draw:connector>
        <draw:connector draw:style-name="gr4" draw:text-style-name="P4" draw:layer="layout" draw:type="line" svg:x1="16.477cm" svg:y1="18.033cm" svg:x2="9.176cm" svg:y2="15.15cm" draw:start-shape="id45" draw:start-glue-point="0" draw:end-shape="id48" draw:end-glue-point="2" svg:d="M16477 18033l-7301-2883" svg:viewBox="0 0 7302 2884">
          <text:p/>
        </draw:connector>
        <draw:connector draw:style-name="gr4" draw:text-style-name="P4" draw:layer="layout" draw:type="line" svg:x1="12.825cm" svg:y1="18.94cm" svg:x2="9.176cm" svg:y2="15.15cm" draw:start-shape="id46" draw:start-glue-point="0" draw:end-shape="id48" draw:end-glue-point="2" svg:d="M12825 18940l-3649-3790" svg:viewBox="0 0 3650 3791">
          <text:p/>
        </draw:connector>
        <draw:connector draw:style-name="gr4" draw:text-style-name="P4" draw:layer="layout" draw:type="line" svg:x1="9.492cm" svg:y1="19.951cm" svg:x2="9.176cm" svg:y2="15.15cm" draw:start-shape="id47" draw:start-glue-point="0" draw:end-shape="id48" draw:end-glue-point="2" svg:d="M9492 19951l-316-4801" svg:viewBox="0 0 317 4802">
          <text:p/>
        </draw:connector>
        <draw:custom-shape draw:style-name="gr3" draw:text-style-name="P3" xml:id="id49" draw:id="id49" draw:layer="layout" svg:width="3.968cm" svg:height="0.803cm" draw:transform="skewX (-0.00628318530717958) rotate (-0.00628318530718033) translate (9.732cm 13.417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6.477cm" svg:y1="18.033cm" svg:x2="11.716cm" svg:y2="14.232cm" draw:start-shape="id45" draw:start-glue-point="0" draw:end-shape="id49" draw:end-glue-point="2" svg:d="M16477 18033l-4761-3801" svg:viewBox="0 0 4762 3802">
          <text:p/>
        </draw:connector>
        <draw:connector draw:style-name="gr4" draw:text-style-name="P4" draw:layer="layout" draw:type="line" svg:x1="12.825cm" svg:y1="18.94cm" svg:x2="11.716cm" svg:y2="14.232cm" draw:start-shape="id46" draw:start-glue-point="0" draw:end-shape="id49" draw:end-glue-point="2" svg:d="M12825 18940l-1109-4708" svg:viewBox="0 0 1110 4709">
          <text:p/>
        </draw:connector>
        <draw:connector draw:style-name="gr4" draw:text-style-name="P4" draw:layer="layout" draw:type="line" svg:x1="9.492cm" svg:y1="19.951cm" svg:x2="11.716cm" svg:y2="14.232cm" draw:start-shape="id47" draw:start-glue-point="0" draw:end-shape="id49" draw:end-glue-point="2" svg:d="M9492 19951l2224-5719" svg:viewBox="0 0 2225 5720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custom-shape draw:style-name="gr19" draw:text-style-name="P5" xml:id="id50" draw:id="id50" draw:layer="layout" svg:width="3.332cm" svg:height="0.793cm" svg:x="15.448cm" svg:y="14.211cm">
          <text:p text:style-name="P1"><text:span text:style-name="T2">g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3.937cm" svg:y1="8.642cm" svg:x2="7.192cm" svg:y2="14.736cm" draw:start-shape="id43" draw:start-glue-point="2" draw:end-shape="id48" svg:d="M3937 8642l3255 6094" svg:viewBox="0 0 3256 6095">
          <text:p/>
        </draw:connector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onnector draw:style-name="gr4" draw:text-style-name="P4" draw:layer="layout" draw:type="line" svg:x1="11.16cm" svg:y1="14.761cm" svg:x2="15.448cm" svg:y2="14.607cm" draw:start-shape="id48" draw:end-shape="id50" draw:end-glue-point="3" svg:d="M11160 14761l4288-154" svg:viewBox="0 0 4289 155">
          <text:p/>
        </draw:connector>
        <draw:custom-shape draw:style-name="gr3" draw:text-style-name="P3" xml:id="id51" draw:id="id51" draw:layer="layout" svg:width="3.968cm" svg:height="0.803cm" draw:transform="skewX (-0.00628318530717958) rotate (-0.00628318530718033) translate (6.556cm 10.525cm)">
          <text:p text:style-name="P1"><text:span text:style-name="T1">DBMS_PROFI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16cm" svg:y1="13.429cm" svg:x2="8.54cm" svg:y2="11.34cm" draw:start-shape="id49" draw:start-glue-point="0" draw:end-shape="id51" draw:end-glue-point="2" svg:d="M11716 13429l-3176-2089" svg:viewBox="0 0 3177 2090">
          <text:p/>
        </draw:connector>
        <draw:connector draw:style-name="gr4" draw:text-style-name="P4" draw:layer="layout" draw:type="line" svg:x1="9.176cm" svg:y1="14.347cm" svg:x2="8.54cm" svg:y2="11.34cm" draw:start-shape="id48" draw:start-glue-point="0" draw:end-shape="id51" svg:d="M9176 14347l-636-3007" svg:viewBox="0 0 637 3008">
          <text:p/>
        </draw:connector>
        <draw:connector draw:style-name="gr4" draw:text-style-name="P4" draw:layer="layout" draw:type="line" svg:x1="13.7cm" svg:y1="13.843cm" svg:x2="15.448cm" svg:y2="14.607cm" draw:start-shape="id49" draw:end-shape="id50" draw:end-glue-point="3" svg:d="M13700 13843l1748 764" svg:viewBox="0 0 1749 765">
          <text:p/>
        </draw:connector>
      </draw:page>
      <draw:page draw:name="Test Run Text Reporting" draw:style-name="dp1" draw:master-page-name="Default">
        <draw:custom-shape draw:style-name="gr26" draw:text-style-name="P14" draw:layer="layout" svg:width="17.494cm" svg:height="14.13cm" svg:x="2.111cm" svg:y="8.143cm">
          <text:p text:style-name="P10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57" draw:id="id57" draw:layer="layout" svg:width="4.445cm" svg:height="1.27cm" svg:x="15.922cm" svg:y="12.27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5" draw:id="id55" draw:layer="layout" svg:width="4.445cm" svg:height="1.27cm" svg:x="15.682cm" svg:y="9.097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54" draw:id="id54" draw:layer="layout" svg:width="3.968cm" svg:height="0.803cm" draw:transform="skewX (-0.00628318530717958) rotate (-0.00628318530718033) translate (4.254cm 4.299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541cm" svg:y1="6.577cm" svg:x2="4.254cm" svg:y2="11.138cm" draw:start-shape="id52" draw:start-glue-point="2" draw:end-shape="id53" draw:end-glue-point="0" svg:d="M8541 6577l-4287 4561" svg:viewBox="0 0 4288 4562">
          <text:p/>
        </draw:connector>
        <draw:connector draw:style-name="gr4" draw:text-style-name="P4" draw:layer="layout" draw:type="line" svg:x1="6.238cm" svg:y1="5.114cm" svg:x2="4.254cm" svg:y2="11.138cm" draw:start-shape="id54" draw:start-glue-point="2" draw:end-shape="id53" draw:end-glue-point="0" svg:d="M6238 5114l-1984 6024" svg:viewBox="0 0 1985 6025">
          <text:p/>
        </draw:connector>
        <draw:custom-shape draw:style-name="gr3" draw:text-style-name="P3" xml:id="id53" draw:id="id53" draw:layer="layout" svg:width="3.968cm" svg:height="0.803cm" draw:transform="skewX (-0.00628318530717958) rotate (-0.00628318530718033) translate (2.27cm 11.126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1.552cm" svg:x2="15.682cm" svg:y2="9.732cm" draw:start-shape="id53" draw:start-glue-point="1" draw:end-shape="id55" draw:end-glue-point="6" svg:d="M6238 11552l9444-1820" svg:viewBox="0 0 9445 1821">
          <text:p/>
        </draw:connector>
        <draw:connector draw:style-name="gr4" draw:text-style-name="P4" draw:layer="layout" draw:type="line" svg:x1="7.032cm" svg:y1="14.602cm" svg:x2="15.922cm" svg:y2="12.906cm" draw:start-shape="id56" draw:start-glue-point="1" draw:end-shape="id57" draw:end-glue-point="6" svg:d="M7032 14602l8890-1696" svg:viewBox="0 0 8891 1697">
          <text:p/>
        </draw:connector>
        <draw:custom-shape draw:style-name="gr3" draw:text-style-name="P3" xml:id="id59" draw:id="id59" draw:layer="layout" svg:width="3.968cm" svg:height="0.803cm" draw:transform="skewX (-0.00628318530717958) rotate (-0.00628318530718033) translate (7.508cm 23.3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811cm" svg:y1="21.818cm" svg:x2="9.492cm" svg:y2="23.362cm" draw:start-shape="id58" draw:start-glue-point="2" draw:end-shape="id59" draw:end-glue-point="0" svg:d="M9811 21818l-319 1544" svg:viewBox="0 0 320 1545">
          <text:p/>
        </draw:connector>
        <draw:custom-shape draw:style-name="gr6" draw:text-style-name="P6" xml:id="id61" draw:id="id61" draw:layer="layout" svg:width="4.445cm" svg:height="1.27cm" svg:x="15.763cm" svg:y="19.733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6.555cm" svg:y1="18.061cm" svg:x2="15.763cm" svg:y2="20.368cm" draw:start-shape="id60" draw:end-shape="id61" draw:end-glue-point="6" svg:d="M6555 18061l9208 2307" svg:viewBox="0 0 9209 2308">
          <text:p/>
        </draw:connector>
        <draw:frame draw:style-name="gr9" draw:text-style-name="P15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  <draw:custom-shape draw:style-name="gr8" draw:text-style-name="P9" xml:id="id52" draw:id="id52" draw:layer="layout" svg:width="3.968cm" svg:height="0.803cm" draw:transform="skewX (-0.00628318530717958) rotate (-0.00628318530718033) translate (6.557cm 5.762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6" draw:id="id66" draw:layer="layout" svg:width="3.968cm" svg:height="0.803cm" draw:transform="skewX (-0.00628318530717958) rotate (-0.00628318530718033) translate (6.372cm 11.999cm)">
          <text:p text:style-name="P1"><text:span text:style-name="T1">format_test_result</text:span></text:p>
          <text:p text:style-name="P1"><text:span text:style-name="T1">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8" draw:id="id58" draw:layer="layout" svg:width="3.968cm" svg:height="0.803cm" draw:transform="skewX (-0.00628318530717958) rotate (-0.00628318530718033) translate (7.827cm 21.003cm)">
          <text:p text:style-name="P1"><text:span text:style-name="T1">p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62" draw:id="id62" draw:layer="layout" svg:width="4.762cm" svg:height="0.793cm" svg:x="14.335cm" svg:y="10.843cm">
          <text:p text:style-name="P1"><text:span text:style-name="T2">g_test_runs_rec structure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238cm" svg:y1="11.552cm" svg:x2="14.335cm" svg:y2="11.239cm" draw:start-shape="id53" draw:start-glue-point="1" draw:end-shape="id62" svg:d="M6238 11552l8097-313" svg:viewBox="0 0 8098 314">
          <text:p/>
        </draw:connector>
        <draw:connector draw:style-name="gr4" draw:text-style-name="P4" draw:layer="layout" draw:type="line" svg:x1="4.254cm" svg:y1="11.941cm" svg:x2="4.889cm" svg:y2="15.775cm" draw:start-shape="id53" draw:start-glue-point="2" draw:end-shape="id63" draw:end-glue-point="0" svg:d="M4254 11941l635 3834" svg:viewBox="0 0 636 3835">
          <text:p/>
        </draw:connector>
        <draw:connector draw:style-name="gr4" draw:text-style-name="P4" draw:layer="layout" draw:type="line" svg:x1="4.254cm" svg:y1="11.941cm" svg:x2="5.048cm" svg:y2="14.188cm" draw:start-shape="id53" draw:start-glue-point="2" draw:end-shape="id56" draw:end-glue-point="0" svg:d="M4254 11941l794 2247" svg:viewBox="0 0 795 2248">
          <text:p/>
        </draw:connector>
        <draw:connector draw:style-name="gr4" draw:text-style-name="P4" draw:layer="layout" draw:type="line" svg:x1="4.254cm" svg:y1="11.941cm" svg:x2="4.571cm" svg:y2="17.647cm" draw:start-shape="id53" draw:start-glue-point="2" draw:end-shape="id60" draw:end-glue-point="0" svg:d="M4254 11941l317 5706" svg:viewBox="0 0 318 5707">
          <text:p/>
        </draw:connector>
        <draw:connector draw:style-name="gr4" draw:text-style-name="P4" draw:layer="layout" draw:type="line" svg:x1="6.873cm" svg:y1="16.189cm" svg:x2="11.434cm" svg:y2="15.359cm" draw:start-shape="id63" draw:start-glue-point="1" draw:end-shape="id64" draw:end-glue-point="3" svg:d="M6873 16189l4561-830" svg:viewBox="0 0 4562 831">
          <text:p/>
        </draw:connector>
        <draw:connector draw:style-name="gr4" draw:text-style-name="P4" draw:layer="layout" draw:type="line" svg:x1="4.889cm" svg:y1="16.578cm" svg:x2="9.811cm" svg:y2="21.015cm" draw:start-shape="id63" draw:start-glue-point="2" draw:end-shape="id58" draw:end-glue-point="0" svg:d="M4889 16578l4922 4437" svg:viewBox="0 0 4923 4438">
          <text:p/>
        </draw:connector>
        <draw:connector draw:style-name="gr4" draw:text-style-name="P4" draw:layer="layout" draw:type="line" svg:x1="6.873cm" svg:y1="16.189cm" svg:x2="14.335cm" svg:y2="11.239cm" draw:start-shape="id63" draw:start-glue-point="1" draw:end-shape="id62" draw:end-glue-point="3" svg:d="M6873 16189l7462-4950" svg:viewBox="0 0 7463 4951">
          <text:p/>
        </draw:connector>
        <draw:connector draw:style-name="gr4" draw:text-style-name="P4" draw:layer="layout" draw:type="line" svg:x1="6.873cm" svg:y1="16.189cm" svg:x2="11.16cm" svg:y2="17.911cm" draw:start-shape="id63" draw:start-glue-point="1" draw:end-shape="id65" draw:end-glue-point="3" svg:d="M6873 16189l4287 1722" svg:viewBox="0 0 4288 1723">
          <text:p/>
        </draw:connector>
        <draw:connector draw:style-name="gr4" draw:text-style-name="P4" draw:layer="layout" draw:type="line" svg:x1="7.032cm" svg:y1="14.602cm" svg:x2="14.335cm" svg:y2="11.239cm" draw:start-shape="id56" draw:start-glue-point="1" draw:end-shape="id62" draw:end-glue-point="3" svg:d="M7032 14602l7303-3363" svg:viewBox="0 0 7304 3364">
          <text:p/>
        </draw:connector>
        <draw:connector draw:style-name="gr4" draw:text-style-name="P4" draw:layer="layout" draw:type="line" svg:x1="7.032cm" svg:y1="14.602cm" svg:x2="8.356cm" svg:y2="12.814cm" draw:start-shape="id56" draw:start-glue-point="1" draw:end-shape="id66" draw:end-glue-point="2" svg:d="M7032 14602l1324-1788" svg:viewBox="0 0 1325 1789">
          <text:p/>
        </draw:connector>
        <draw:connector draw:style-name="gr4" draw:text-style-name="P4" draw:layer="layout" draw:type="line" svg:x1="5.048cm" svg:y1="14.991cm" svg:x2="9.811cm" svg:y2="21.015cm" draw:start-shape="id56" draw:start-glue-point="2" draw:end-shape="id58" draw:end-glue-point="0" svg:d="M5048 14991l4763 6024" svg:viewBox="0 0 4764 6025">
          <text:p/>
        </draw:connector>
        <draw:connector draw:style-name="gr4" draw:text-style-name="P4" draw:layer="layout" draw:type="line" svg:x1="4.571cm" svg:y1="18.45cm" svg:x2="9.811cm" svg:y2="21.015cm" draw:start-shape="id60" draw:start-glue-point="2" draw:end-shape="id58" draw:end-glue-point="0" svg:d="M4571 18450l5240 2565" svg:viewBox="0 0 5241 2566">
          <text:p/>
        </draw:connector>
        <draw:connector draw:style-name="gr4" draw:text-style-name="P4" draw:layer="layout" draw:type="line" svg:x1="6.555cm" svg:y1="18.061cm" svg:x2="14.335cm" svg:y2="11.239cm" draw:start-shape="id60" draw:start-glue-point="1" draw:end-shape="id62" draw:end-glue-point="3" svg:d="M6555 18061l7780-6822" svg:viewBox="0 0 7781 6823">
          <text:p/>
        </draw:connector>
        <draw:connector draw:style-name="gr4" draw:text-style-name="P4" draw:layer="layout" draw:type="line" svg:x1="13.418cm" svg:y1="14.97cm" svg:x2="15.922cm" svg:y2="12.906cm" draw:start-shape="id64" draw:start-glue-point="0" draw:end-shape="id57" draw:end-glue-point="6" svg:d="M13418 14970l2504-2064" svg:viewBox="0 0 2505 2065">
          <text:p/>
        </draw:connector>
        <draw:connector draw:style-name="gr4" draw:text-style-name="P4" draw:layer="layout" draw:type="line" svg:x1="13.144cm" svg:y1="18.325cm" svg:x2="15.763cm" svg:y2="20.368cm" draw:start-shape="id65" draw:start-glue-point="2" draw:end-shape="id61" draw:end-glue-point="6" svg:d="M13144 18325l2619 2043" svg:viewBox="0 0 2620 2044">
          <text:p/>
        </draw:connector>
        <draw:connector draw:style-name="gr4" draw:text-style-name="P4" draw:layer="layout" draw:type="line" svg:x1="13.418cm" svg:y1="15.773cm" svg:x2="9.811cm" svg:y2="21.015cm" draw:start-shape="id64" draw:start-glue-point="2" draw:end-shape="id58" draw:end-glue-point="0" svg:d="M13418 15773l-3607 5242" svg:viewBox="0 0 3608 5243">
          <text:p/>
        </draw:connector>
        <draw:connector draw:style-name="gr4" draw:text-style-name="P4" draw:layer="layout" draw:type="line" svg:x1="13.144cm" svg:y1="18.325cm" svg:x2="9.811cm" svg:y2="21.015cm" draw:start-shape="id65" draw:start-glue-point="2" draw:end-shape="id58" draw:end-glue-point="0" svg:d="M13144 18325l-3333 2690" svg:viewBox="0 0 3334 2691">
          <text:p/>
        </draw:connector>
        <draw:custom-shape draw:style-name="gr3" draw:text-style-name="P3" xml:id="id56" draw:id="id56" draw:layer="layout" svg:width="3.968cm" svg:height="0.803cm" draw:transform="skewX (-0.00628318530717958) rotate (-0.00628318530718033) translate (3.064cm 14.176cm)">
          <text:p text:style-name="P1"><text:span text:style-name="T1">results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0" draw:id="id60" draw:layer="layout" svg:width="3.968cm" svg:height="0.803cm" draw:transform="skewX (-0.00628318530717958) rotate (-0.00628318530718033) translate (2.587cm 17.635cm)">
          <text:p text:style-name="P1"><text:span text:style-name="T1">profile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5" draw:id="id65" draw:layer="layout" svg:width="3.968cm" svg:height="0.803cm" draw:transform="skewX (-0.00628318530717958) rotate (-0.00628318530718033) translate (11.16cm 17.51cm)">
          <text:p text:style-name="P1"><text:span text:style-name="T1">profile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4" draw:id="id64" draw:layer="layout" svg:width="3.968cm" svg:height="0.803cm" draw:transform="skewX (-0.00628318530717958) rotate (-0.00628318530718033) translate (11.434cm 14.958cm)">
          <text:p text:style-name="P1"><text:span text:style-name="T1">result_summary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3" draw:id="id63" draw:layer="layout" svg:width="3.968cm" svg:height="0.803cm" draw:transform="skewX (-0.00628318530717958) rotate (-0.00628318530718033) translate (2.905cm 15.763cm)">
          <text:p text:style-name="P1"><text:span text:style-name="T1">summary_out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4.763cm" svg:height="1.959cm" svg:x="14.493cm" svg:y="5.127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xml:id="id67" draw:id="id67" draw:layer="layout" svg:width="3.651cm" svg:height="0.793cm" svg:x="15.763cm" svg:y="6.08cm">
          <text:p text:style-name="P1"><text:span text:style-name="T2">C_PASS Constan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34cm" svg:y1="12.425cm" svg:x2="17.588cm" svg:y2="6.873cm" draw:start-shape="id66" draw:start-glue-point="1" draw:end-shape="id67" draw:end-glue-point="2" svg:d="M10340 12425l7248-5552" svg:viewBox="0 0 7249 5553">
          <text:p/>
        </draw:connector>
      </draw:page>
      <draw:page draw:name="Ad-Hoc Text Reporting" draw:style-name="dp1" draw:master-page-name="Default">
        <draw:custom-shape draw:style-name="gr28" draw:text-style-name="P8" draw:layer="layout" svg:width="6.381cm" svg:height="2.381cm" svg:x="5.255cm" svg:y="8.655cm">
          <text:p text:style-name="P7"><text:span text:style-name="T1">WT_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7.244cm" svg:height="2.381cm" svg:x="8.361cm" svg:y="13.065cm">
          <text:p text:style-name="P7"><text:span text:style-name="T1">WT_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8" draw:layer="layout" svg:width="13.018cm" svg:height="4.841cm" svg:x="6.714cm" svg:y="16.479cm">
          <text:p text:style-name="P7"><text:span text:style-name="T1">WT_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2" draw:id="id72" draw:layer="layout" svg:width="3.968cm" svg:height="0.803cm" draw:transform="skewX (-0.00628318530717958) rotate (-0.00628318530718033) translate (9.097cm 14.14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68" draw:id="id68" draw:layer="layout" svg:width="3.968cm" svg:height="0.803cm" draw:transform="skewX (-0.00628318530717958) rotate (-0.00628318530718033) translate (1.952cm 13.74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9" draw:id="id69" draw:layer="layout" svg:width="3.968cm" svg:height="0.803cm" draw:transform="skewX (-0.00628318530717958) rotate (-0.00628318530718033) translate (14.235cm 17.93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0" draw:id="id70" draw:layer="layout" svg:width="3.968cm" svg:height="0.803cm" draw:transform="skewX (-0.00628318530717958) rotate (-0.00628318530718033) translate (10.583cm 18.84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1" draw:id="id71" draw:layer="layout" svg:width="3.968cm" svg:height="0.803cm" draw:transform="skewX (-0.00628318530717958) rotate (-0.00628318530718033) translate (7.25cm 19.85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4.561cm" svg:x2="14.235cm" svg:y2="18.34cm" draw:start-shape="id68" draw:start-glue-point="2" draw:end-shape="id69" draw:end-glue-point="3" svg:d="M3936 14561l10299 3779" svg:viewBox="0 0 10300 3780">
          <text:p/>
        </draw:connector>
        <draw:connector draw:style-name="gr4" draw:text-style-name="P4" draw:layer="layout" draw:type="line" svg:x1="3.936cm" svg:y1="14.561cm" svg:x2="10.583cm" svg:y2="19.247cm" draw:start-shape="id68" draw:start-glue-point="2" draw:end-shape="id70" draw:end-glue-point="3" svg:d="M3936 14561l6647 4686" svg:viewBox="0 0 6648 4687">
          <text:p/>
        </draw:connector>
        <draw:connector draw:style-name="gr4" draw:text-style-name="P4" draw:layer="layout" draw:type="line" svg:x1="3.936cm" svg:y1="14.561cm" svg:x2="7.25cm" svg:y2="20.258cm" draw:start-shape="id68" draw:start-glue-point="2" draw:end-shape="id71" draw:end-glue-point="3" svg:d="M3936 14561l3314 5697" svg:viewBox="0 0 3315 5698">
          <text:p/>
        </draw:connector>
        <draw:connector draw:style-name="gr4" draw:text-style-name="P4" draw:layer="layout" draw:type="line" svg:x1="16.219cm" svg:y1="17.951cm" svg:x2="11.081cm" svg:y2="14.957cm" draw:start-shape="id69" draw:start-glue-point="0" draw:end-shape="id72" draw:end-glue-point="2" svg:d="M16219 17951l-5138-2994" svg:viewBox="0 0 5139 2995">
          <text:p/>
        </draw:connector>
        <draw:connector draw:style-name="gr4" draw:text-style-name="P4" draw:layer="layout" draw:type="line" svg:x1="12.567cm" svg:y1="18.858cm" svg:x2="11.081cm" svg:y2="14.957cm" draw:start-shape="id70" draw:start-glue-point="0" draw:end-shape="id72" draw:end-glue-point="2" svg:d="M12567 18858l-1486-3901" svg:viewBox="0 0 1487 3902">
          <text:p/>
        </draw:connector>
        <draw:connector draw:style-name="gr4" draw:text-style-name="P4" draw:layer="layout" draw:type="line" svg:x1="9.234cm" svg:y1="19.869cm" svg:x2="11.081cm" svg:y2="14.957cm" draw:start-shape="id71" draw:start-glue-point="0" draw:end-shape="id72" draw:end-glue-point="2" svg:d="M9234 19869l1847-4912" svg:viewBox="0 0 1848 4913">
          <text:p/>
        </draw:connector>
        <draw:connector draw:style-name="gr4" draw:text-style-name="P4" draw:layer="layout" draw:type="line" svg:x1="11.081cm" svg:y1="14.154cm" svg:x2="8.46cm" svg:y2="10.583cm" draw:start-shape="id72" draw:start-glue-point="0" draw:end-shape="id73" draw:end-glue-point="2" svg:d="M11081 14154l-2621-3571" svg:viewBox="0 0 2622 3572">
          <text:p/>
        </draw:connector>
        <draw:custom-shape draw:style-name="gr31" draw:text-style-name="P3" xml:id="id73" draw:id="id73" draw:layer="layout" svg:width="4.445cm" svg:height="0.803cm" draw:transform="skewX (-0.00628318530717958) rotate (-0.00628318530718033) translate (6.238cm 9.766cm)">
          <text:p text:style-name="P1"><text:span text:style-name="T1">ad_hoc_resul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74" draw:id="id74" draw:layer="layout" svg:width="3.968cm" svg:height="0.803cm" draw:transform="skewX (-0.00628318530717958) rotate (-0.00628318530718033) translate (1.952cm 7.258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10.167cm" svg:x2="3.936cm" svg:y2="8.073cm" draw:start-shape="id73" draw:start-glue-point="3" draw:end-shape="id74" draw:end-glue-point="2" svg:d="M6238 10167l-2302-2094" svg:viewBox="0 0 2303 2095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  <draw:frame draw:style-name="gr13" draw:text-style-name="P12" draw:layer="layout" svg:width="8.889cm" svg:height="0.877cm" svg:x="2.273cm" svg:y="25.752cm">
          <draw:text-box>
            <text:p><text:span text:style-name="T5">Test Runner:</text:span><text:span text:style-name="T6"> A user written PL/SQL package that runs test cases and contains a call to the WTPLSQL.TEST_RUN procedure.</text:span></text:p>
          </draw:text-box>
        </draw:frame>
      </draw:page>
      <draw:page draw:name="Clear Test Runs, Results, and Profiles" draw:style-name="dp1" draw:master-page-name="Default">
        <draw:custom-shape draw:style-name="gr32" draw:text-style-name="P2" draw:layer="layout" svg:width="10.478cm" svg:height="2.54cm" svg:x="2.586cm" svg:y="20.05cm">
          <text:p text:style-name="P1"><text:span text:style-name="T1">WT_RESUL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" draw:layer="layout" svg:width="10.002cm" svg:height="8.096cm" svg:x="6.239cm" svg:y="11.16cm">
          <text:p text:style-name="P1"><text:span text:style-name="T1">WT_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11" draw:layer="layout" svg:width="7.62cm" svg:height="0.721cm" svg:x="1.635cm" svg:y="2.591cm">
          <draw:text-box>
            <text:p text:style-name="P10"><text:span text:style-name="T4"><loext:page-name>&lt;page-name&gt;</loext:page-name></text:span></text:p>
          </draw:text-box>
        </draw:frame>
        <draw:custom-shape draw:style-name="gr34" draw:text-style-name="P2" draw:layer="layout" svg:width="17.145cm" svg:height="4.604cm" svg:x="2.27cm" svg:y="5.921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" xml:id="id77" draw:id="id77" draw:layer="layout" svg:width="4.334cm" svg:height="0.803cm" draw:transform="skewX (-0.00628318530717958) rotate (-0.00628318530718033) translate (2.798cm 6.86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78" draw:id="id78" draw:layer="layout" svg:width="4.445cm" svg:height="1.27cm" svg:x="15.764cm" svg:y="8.62cm">
          <text:p text:style-name="P1"><text:span text:style-name="T3">WT_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5.576cm" svg:y1="9.558cm" svg:x2="5.363cm" svg:y2="21.456cm" draw:start-shape="id75" draw:start-glue-point="2" draw:end-shape="id76" draw:end-glue-point="0" svg:d="M5576 9558l-213 11898" svg:viewBox="0 0 214 11899">
          <text:p/>
        </draw:connector>
        <draw:custom-shape draw:style-name="gr11" draw:text-style-name="P3" xml:id="id75" draw:id="id75" draw:layer="layout" svg:width="4.285cm" svg:height="0.803cm" draw:transform="skewX (-0.00628318530717958) rotate (-0.00628318530718033) translate (3.434cm 8.742cm)">
          <text:p text:style-name="P1"><text:span text:style-name="T1">del_rec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965cm" svg:y1="7.677cm" svg:x2="5.576cm" svg:y2="8.755cm" draw:start-shape="id77" draw:start-glue-point="2" draw:end-shape="id75" draw:end-glue-point="0" svg:d="M4965 7677l611 1078" svg:viewBox="0 0 612 1079">
          <text:p/>
        </draw:connector>
        <draw:connector draw:style-name="gr4" draw:text-style-name="P4" draw:layer="layout" draw:type="line" svg:x1="7.719cm" svg:y1="9.17cm" svg:x2="15.764cm" svg:y2="9.255cm" draw:start-shape="id75" draw:start-glue-point="1" draw:end-shape="id78" draw:end-glue-point="6" svg:d="M7719 9170l8045 85" svg:viewBox="0 0 8046 86">
          <text:p/>
        </draw:connector>
        <draw:connector draw:style-name="gr4" draw:text-style-name="P4" draw:layer="layout" draw:type="line" svg:x1="5.576cm" svg:y1="9.558cm" svg:x2="8.7cm" svg:y2="14.788cm" draw:start-shape="id75" draw:start-glue-point="2" draw:end-shape="id79" draw:end-glue-point="0" svg:d="M5576 9558l3124 5230" svg:viewBox="0 0 3125 5231">
          <text:p/>
        </draw:connector>
        <draw:custom-shape draw:style-name="gr6" draw:text-style-name="P6" xml:id="id81" draw:id="id81" draw:layer="layout" svg:width="4.445cm" svg:height="1.27cm" svg:x="12.836cm" svg:y="17.67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6cm" svg:y2="18.305cm" draw:start-shape="id80" draw:start-glue-point="1" draw:end-shape="id81" draw:end-glue-point="6" svg:d="M11159 16632l1677 1673" svg:viewBox="0 0 1678 1674">
          <text:p/>
        </draw:connector>
        <draw:custom-shape draw:style-name="gr6" draw:text-style-name="P6" xml:id="id82" draw:id="id82" draw:layer="layout" svg:width="4.445cm" svg:height="1.27cm" svg:x="12.834cm" svg:y="16.4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7.035cm" draw:start-shape="id80" draw:start-glue-point="1" draw:end-shape="id82" draw:end-glue-point="6" svg:d="M11159 16632l1675 403" svg:viewBox="0 0 1676 404">
          <text:p/>
        </draw:connector>
        <draw:custom-shape draw:style-name="gr6" draw:text-style-name="P6" xml:id="id83" draw:id="id83" draw:layer="layout" svg:width="4.445cm" svg:height="1.27cm" svg:x="12.834cm" svg:y="15.13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159cm" svg:y1="16.632cm" svg:x2="12.834cm" svg:y2="15.765cm" draw:start-shape="id80" draw:end-shape="id83" draw:end-glue-point="6" svg:d="M11159 16632l1675-867" svg:viewBox="0 0 1676 868">
          <text:p/>
        </draw:connector>
        <draw:custom-shape draw:style-name="gr6" draw:text-style-name="P6" xml:id="id84" draw:id="id84" draw:layer="layout" svg:width="4.445cm" svg:height="1.27cm" svg:x="12.906cm" svg:y="13.86cm">
          <text:p text:style-name="P1"><text:span text:style-name="T3">WT_DBOUT_PROFIL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843cm" svg:y1="15.203cm" svg:x2="12.906cm" svg:y2="14.495cm" draw:start-shape="id79" draw:end-shape="id84" draw:end-glue-point="6" svg:d="M10843 15203l2063-708" svg:viewBox="0 0 2064 709">
          <text:p/>
        </draw:connector>
        <draw:custom-shape draw:style-name="gr11" draw:text-style-name="P3" xml:id="id79" draw:id="id79" draw:layer="layout" svg:width="4.285cm" svg:height="0.803cm" draw:transform="skewX (-0.00628318530717958) rotate (-0.00628318530718033) translate (6.558cm 14.775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506cm" svg:y1="21.871cm" svg:x2="9.413cm" svg:y2="21.796cm" draw:start-shape="id76" draw:start-glue-point="1" draw:end-shape="id85" draw:end-glue-point="6" svg:d="M7506 21871l1907-75" svg:viewBox="0 0 1908 76">
          <text:p/>
        </draw:connector>
        <draw:custom-shape draw:style-name="gr6" draw:text-style-name="P6" xml:id="id85" draw:id="id85" draw:layer="layout" svg:width="4.445cm" svg:height="1.27cm" svg:x="9.413cm" svg:y="21.161cm">
          <text:p text:style-name="P1"><text:span text:style-name="T3">WT_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xml:id="id76" draw:id="id76" draw:layer="layout" svg:width="4.285cm" svg:height="0.803cm" draw:transform="skewX (-0.00628318530717958) rotate (-0.00628318530718033) translate (3.221cm 21.443cm)">
          <text:p text:style-name="P1"><text:span text:style-name="T1">delete_record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80" draw:id="id80" draw:layer="layout" svg:width="4.285cm" svg:height="0.803cm" draw:transform="skewX (-0.00628318530717958) rotate (-0.00628318530718033) translate (6.874cm 16.204cm)">
          <text:p text:style-name="P1"><text:span text:style-name="T1">delete_plsql_profiler_recs</text:span></text:p>
          <text:p text:style-name="P1"><text:span text:style-name="T1">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8.7cm" svg:y1="15.591cm" svg:x2="9.016cm" svg:y2="16.217cm" draw:start-shape="id79" draw:start-glue-point="2" draw:end-shape="id80" draw:end-glue-point="0" svg:d="M8700 15591l316 626" svg:viewBox="0 0 317 627">
          <text:p/>
        </draw:connector>
        <draw:connector draw:style-name="gr4" draw:text-style-name="P4" draw:layer="layout" draw:type="line" svg:x1="10.843cm" svg:y1="15.203cm" svg:x2="17.987cm" svg:y2="9.89cm" draw:start-shape="id79" draw:end-shape="id78" draw:end-glue-point="8" svg:d="M10843 15203l7144-5313" svg:viewBox="0 0 7145 5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2-28">2/28/18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6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41</meta:editing-cycles>
    <meta:editing-duration>P1DT18H1S</meta:editing-duration>
    <dc:date>2018-02-28T22:47:31.380000000</dc:date>
    <meta:generator>LibreOffice/5.3.6.1$Windows_X86_64 LibreOffice_project/686f202eff87ef707079aeb7f485847613344eb7</meta:generator>
    <meta:document-statistic meta:object-count="233"/>
  </office:meta>
</office:document-meta>
</file>